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6370f1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6370f1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1b4832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258cf1" officeooo:paragraph-rsid="03258cf1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5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6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9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2bfb9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41507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bb3f2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615fe5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614f18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615fe5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f4ea6" officeooo:paragraph-rsid="034f4ea6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549f7" officeooo:paragraph-rsid="035549f7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9d079" officeooo:paragraph-rsid="0359d079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b9e48" officeooo:paragraph-rsid="035b9e48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d83e3" officeooo:paragraph-rsid="035d83e3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f7635" officeooo:paragraph-rsid="035f7635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7afbd" officeooo:paragraph-rsid="0367afbd" style:font-size-asian="11pt" style:font-style-asian="italic" style:font-size-complex="11pt" style:font-style-complex="italic"/>
    </style:style>
    <style:style style:name="P61" style:family="paragraph" style:parent-style-name="Footnote">
      <style:text-properties officeooo:rsid="04ba495b" officeooo:paragraph-rsid="04ba495b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c6488" officeooo:paragraph-rsid="036ff1b0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29ede" officeooo:paragraph-rsid="03729ede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57c6d" officeooo:paragraph-rsid="03757c6d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dd102" officeooo:paragraph-rsid="037dd102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f5d36" style:font-style-asian="normal" style:font-style-complex="normal"/>
    </style:style>
    <style:style style:name="T42" style:family="text">
      <style:text-properties fo:font-style="normal" officeooo:rsid="033f606a" style:font-style-asian="normal" style:font-style-complex="normal"/>
    </style:style>
    <style:style style:name="T43" style:family="text">
      <style:text-properties fo:font-style="normal" officeooo:rsid="03401ab6" style:font-style-asian="normal" style:font-style-complex="normal"/>
    </style:style>
    <style:style style:name="T44" style:family="text">
      <style:text-properties fo:font-style="normal" officeooo:rsid="0340fb2a" style:font-style-asian="normal" style:font-style-complex="normal"/>
    </style:style>
    <style:style style:name="T45" style:family="text">
      <style:text-properties fo:font-style="normal" officeooo:rsid="0342b723" style:font-style-asian="normal" style:font-style-complex="normal"/>
    </style:style>
    <style:style style:name="T46" style:family="text">
      <style:text-properties fo:font-style="normal" officeooo:rsid="0344069b" style:font-style-asian="normal" style:font-style-complex="normal"/>
    </style:style>
    <style:style style:name="T47" style:family="text">
      <style:text-properties fo:font-style="normal" officeooo:rsid="0345f7cb" style:font-style-asian="normal" style:font-style-complex="normal"/>
    </style:style>
    <style:style style:name="T48" style:family="text">
      <style:text-properties fo:font-style="normal" officeooo:rsid="0349c53c" style:font-style-asian="normal" style:font-style-complex="normal"/>
    </style:style>
    <style:style style:name="T49" style:family="text">
      <style:text-properties fo:font-style="normal" officeooo:rsid="034ca3bb" style:font-style-asian="normal" style:font-style-complex="normal"/>
    </style:style>
    <style:style style:name="T50" style:family="text">
      <style:text-properties fo:font-style="normal" officeooo:rsid="034da74b" style:font-style-asian="normal" style:font-style-complex="normal"/>
    </style:style>
    <style:style style:name="T51" style:family="text">
      <style:text-properties fo:font-style="normal" officeooo:rsid="0350f0b0" style:font-style-asian="normal" style:font-style-complex="normal"/>
    </style:style>
    <style:style style:name="T52" style:family="text">
      <style:text-properties fo:font-style="normal" officeooo:rsid="03524698" style:font-style-asian="normal" style:font-style-complex="normal"/>
    </style:style>
    <style:style style:name="T53" style:family="text">
      <style:text-properties fo:font-style="normal" officeooo:rsid="03538954" style:font-style-asian="normal" style:font-style-complex="normal"/>
    </style:style>
    <style:style style:name="T54" style:family="text">
      <style:text-properties fo:font-style="normal" officeooo:rsid="0358658f" style:font-style-asian="normal" style:font-style-complex="normal"/>
    </style:style>
    <style:style style:name="T55" style:family="text">
      <style:text-properties fo:font-style="normal" officeooo:rsid="035bc375" style:font-style-asian="normal" style:font-style-complex="normal"/>
    </style:style>
    <style:style style:name="T56" style:family="text">
      <style:text-properties fo:font-style="normal" officeooo:rsid="035c7b60" style:font-style-asian="normal" style:font-style-complex="normal"/>
    </style:style>
    <style:style style:name="T57" style:family="text">
      <style:text-properties fo:font-style="normal" officeooo:rsid="035f39f7" style:font-style-asian="normal" style:font-style-complex="normal"/>
    </style:style>
    <style:style style:name="T58" style:family="text">
      <style:text-properties fo:font-style="normal" officeooo:rsid="03604c3b" style:font-style-asian="normal" style:font-style-complex="normal"/>
    </style:style>
    <style:style style:name="T59" style:family="text">
      <style:text-properties fo:font-style="normal" officeooo:rsid="036370f1" style:font-style-asian="normal" style:font-style-complex="normal"/>
    </style:style>
    <style:style style:name="T60" style:family="text">
      <style:text-properties fo:font-style="normal" officeooo:rsid="03641507" style:font-style-asian="normal" style:font-style-complex="normal"/>
    </style:style>
    <style:style style:name="T61" style:family="text">
      <style:text-properties fo:font-style="normal" officeooo:rsid="0364df89" style:font-style-asian="normal" style:font-style-complex="normal"/>
    </style:style>
    <style:style style:name="T62" style:family="text">
      <style:text-properties fo:font-style="normal" officeooo:rsid="0365f6e7" style:font-style-asian="normal" style:font-style-complex="normal"/>
    </style:style>
    <style:style style:name="T63" style:family="text">
      <style:text-properties fo:font-style="normal" officeooo:rsid="0367677f" style:font-style-asian="normal" style:font-style-complex="normal"/>
    </style:style>
    <style:style style:name="T64" style:family="text">
      <style:text-properties fo:font-style="normal" officeooo:rsid="0368457a" style:font-style-asian="normal" style:font-style-complex="normal"/>
    </style:style>
    <style:style style:name="T65" style:family="text">
      <style:text-properties fo:font-style="normal" officeooo:rsid="0369c04b" style:font-style-asian="normal" style:font-style-complex="normal"/>
    </style:style>
    <style:style style:name="T66" style:family="text">
      <style:text-properties fo:font-style="normal" officeooo:rsid="036bb3f2" style:font-style-asian="normal" style:font-style-complex="normal"/>
    </style:style>
    <style:style style:name="T67" style:family="text">
      <style:text-properties fo:font-style="normal" officeooo:rsid="036c6488" style:font-style-asian="normal" style:font-style-complex="normal"/>
    </style:style>
    <style:style style:name="T68" style:family="text">
      <style:text-properties fo:font-style="normal" officeooo:rsid="036cdd8a" style:font-style-asian="normal" style:font-style-complex="normal"/>
    </style:style>
    <style:style style:name="T69" style:family="text">
      <style:text-properties fo:font-style="normal" officeooo:rsid="036edc5f" style:font-style-asian="normal" style:font-style-complex="normal"/>
    </style:style>
    <style:style style:name="T70" style:family="text">
      <style:text-properties fo:font-style="normal" officeooo:rsid="036f94d1" style:font-style-asian="normal" style:font-style-complex="normal"/>
    </style:style>
    <style:style style:name="T71" style:family="text">
      <style:text-properties fo:font-style="normal" officeooo:rsid="036ff1b0" style:font-style-asian="normal" style:font-style-complex="normal"/>
    </style:style>
    <style:style style:name="T72" style:family="text">
      <style:text-properties fo:font-style="normal" officeooo:rsid="0374465a" style:font-style-asian="normal" style:font-style-complex="normal"/>
    </style:style>
    <style:style style:name="T73" style:family="text">
      <style:text-properties fo:font-style="normal" officeooo:rsid="0377673f" style:font-style-asian="normal" style:font-style-complex="normal"/>
    </style:style>
    <style:style style:name="T74" style:family="text">
      <style:text-properties fo:font-style="normal" officeooo:rsid="037937f9" style:font-style-asian="normal" style:font-style-complex="normal"/>
    </style:style>
    <style:style style:name="T75" style:family="text">
      <style:text-properties fo:font-style="normal" officeooo:rsid="037a4381" style:font-style-asian="normal" style:font-style-complex="normal"/>
    </style:style>
    <style:style style:name="T76" style:family="text">
      <style:text-properties officeooo:rsid="000a14f6"/>
    </style:style>
    <style:style style:name="T77" style:family="text">
      <style:text-properties officeooo:rsid="005714b7"/>
    </style:style>
    <style:style style:name="T78" style:family="text">
      <style:text-properties officeooo:rsid="00880dbe"/>
    </style:style>
    <style:style style:name="T79" style:family="text">
      <style:text-properties officeooo:rsid="007c6d62"/>
    </style:style>
    <style:style style:name="T80" style:family="text">
      <style:text-properties officeooo:rsid="01c4f176"/>
    </style:style>
    <style:style style:name="T81" style:family="text">
      <style:text-properties officeooo:rsid="03b4652d"/>
    </style:style>
    <style:style style:name="T82" style:family="text">
      <style:text-properties officeooo:rsid="0473a949"/>
    </style:style>
    <style:style style:name="T83" style:family="text">
      <style:text-properties officeooo:rsid="0387836c"/>
    </style:style>
    <style:style style:name="T84" style:family="text">
      <style:text-properties officeooo:rsid="023c6ef8"/>
    </style:style>
    <style:style style:name="T85" style:family="text">
      <style:text-properties officeooo:rsid="023d86f1"/>
    </style:style>
    <style:style style:name="T86" style:family="text">
      <style:text-properties officeooo:rsid="023e4245"/>
    </style:style>
    <style:style style:name="T87" style:family="text">
      <style:text-properties style:font-name="EB Garamond 12 All SC"/>
    </style:style>
    <style:style style:name="T88" style:family="text">
      <style:text-properties style:font-name="EB Garamond 12 All SC" officeooo:rsid="03106751"/>
    </style:style>
    <style:style style:name="T89" style:family="text">
      <style:text-properties style:font-name="EB Garamond 12 All SC" officeooo:rsid="036370f1"/>
    </style:style>
    <style:style style:name="T90" style:family="text">
      <style:text-properties officeooo:rsid="02f83ef8"/>
    </style:style>
    <style:style style:name="T91" style:family="text">
      <style:text-properties officeooo:rsid="030830fa"/>
    </style:style>
    <style:style style:name="T92" style:family="text">
      <style:text-properties officeooo:rsid="030fd317"/>
    </style:style>
    <style:style style:name="T93" style:family="text">
      <style:text-properties officeooo:rsid="030feb5b"/>
    </style:style>
    <style:style style:name="T94" style:family="text">
      <style:text-properties officeooo:rsid="03106751"/>
    </style:style>
    <style:style style:name="T95" style:family="text">
      <style:text-properties officeooo:rsid="0317482f"/>
    </style:style>
    <style:style style:name="T96" style:family="text">
      <style:text-properties officeooo:rsid="0318bade"/>
    </style:style>
    <style:style style:name="T97" style:family="text">
      <style:text-properties officeooo:rsid="031c8e32"/>
    </style:style>
    <style:style style:name="T98" style:family="text">
      <style:text-properties officeooo:rsid="031e39c1"/>
    </style:style>
    <style:style style:name="T99" style:family="text">
      <style:text-properties officeooo:rsid="031f6f79"/>
    </style:style>
    <style:style style:name="T100" style:family="text">
      <style:text-properties officeooo:rsid="03204260"/>
    </style:style>
    <style:style style:name="T101" style:family="text">
      <style:text-properties officeooo:rsid="03279c5c"/>
    </style:style>
    <style:style style:name="T102" style:family="text">
      <style:text-properties officeooo:rsid="032cf4d4"/>
    </style:style>
    <style:style style:name="T103" style:family="text">
      <style:text-properties officeooo:rsid="0330afca"/>
    </style:style>
    <style:style style:name="T104" style:family="text">
      <style:text-properties officeooo:rsid="0332c404"/>
    </style:style>
    <style:style style:name="T105" style:family="text">
      <style:text-properties officeooo:rsid="03344961"/>
    </style:style>
    <style:style style:name="T106" style:family="text">
      <style:text-properties officeooo:rsid="0303035b"/>
    </style:style>
    <style:style style:name="T107" style:family="text">
      <style:text-properties officeooo:rsid="01dff054"/>
    </style:style>
    <style:style style:name="T108" style:family="text">
      <style:text-properties officeooo:rsid="033abe56"/>
    </style:style>
    <style:style style:name="T109" style:family="text">
      <style:text-properties officeooo:rsid="033bb695"/>
    </style:style>
    <style:style style:name="T110" style:family="text">
      <style:text-properties officeooo:rsid="03401ab6"/>
    </style:style>
    <style:style style:name="T111" style:family="text">
      <style:text-properties officeooo:rsid="0340fb2a"/>
    </style:style>
    <style:style style:name="T112" style:family="text">
      <style:text-properties officeooo:rsid="0342b723"/>
    </style:style>
    <style:style style:name="T113" style:family="text">
      <style:text-properties officeooo:rsid="0349c53c"/>
    </style:style>
    <style:style style:name="T114" style:family="text">
      <style:text-properties officeooo:rsid="034ca3bb"/>
    </style:style>
    <style:style style:name="T115" style:family="text">
      <style:text-properties officeooo:rsid="034da74b"/>
    </style:style>
    <style:style style:name="T116" style:family="text">
      <style:text-properties officeooo:rsid="03524698"/>
    </style:style>
    <style:style style:name="T117" style:family="text">
      <style:text-properties officeooo:rsid="0358658f"/>
    </style:style>
    <style:style style:name="T118" style:family="text">
      <style:text-properties officeooo:rsid="035bc375"/>
    </style:style>
    <style:style style:name="T119" style:family="text">
      <style:text-properties officeooo:rsid="035f39f7"/>
    </style:style>
    <style:style style:name="T120" style:family="text">
      <style:text-properties officeooo:rsid="036370f1"/>
    </style:style>
    <style:style style:name="T121" style:family="text">
      <style:text-properties officeooo:rsid="03641507"/>
    </style:style>
    <style:style style:name="T122" style:family="text">
      <style:text-properties officeooo:rsid="036cdd8a"/>
    </style:style>
    <style:style style:name="T123" style:family="text">
      <style:text-properties officeooo:rsid="037937f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4"><text:s text:c="4"/>Wolfgang <text:span text:style-name="T80">Esser-</text:span>Skala, 20<text:span text:style-name="T94">20</text:span></text:p>
      <text:p text:style-name="P24"/>
      <text:p text:style-name="P24"/>
      <text:p text:style-name="P12">© 20<text:span text:style-name="T94">20</text:span> by Wolfgang <text:span text:style-name="T80">Esser-</text:span>Skala. This edition is licensed under the Creative Commons Attribution<text:span text:style-name="T78">-NonCommercial-ShareAlike</text:span> 4.0 International License. To view a copy of this license, visit http://creativecommons.org/licenses/by<text:span text:style-name="T79">-nc-sa</text:span>/4.0/. </text:p>
      <text:p text:style-name="P11"/>
      <text:p text:style-name="P13">Music engraving by LilyPond 2.18.0 (http://www.lilypond.org).<text:span text:style-name="T77"><text:line-break/>Front matter</text:span> typeset with EB Garamond (http://www.georgduffner.at/ebgaramond).</text:p>
      <text:p text:style-name="P24"/>
      <text:p text:style-name="P10">First <text:span text:style-name="T80">version</text:span>, <text:span text:style-name="T94">January 2020</text:span></text:p>
      <text:p text:style-name="P28"/>
      <text:p text:style-name="P25">P R E F A C E <text:s text:c="2"/><text:span text:style-name="T1">&amp;</text:span> <text:s text:c="2"/>C R I T I C A L <text:s text:c="2"/>R E P O R T </text:p>
      <text:p text:style-name="P25"/>
      <text:p text:style-name="P1"/>
      <text:p text:style-name="P4">This edition bases upon <text:span text:style-name="T92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84">https://digital.staatsbibliothek-berlin.de/werkansicht/?PPN=PPN1023705923<text:line-break/><text:tab/></text:span>(siglum<text:span text:style-name="T82"> </text:span>Mus.<text:span text:style-name="T84">ms. 21400</text:span>)</text:p>
      <text:p text:style-name="P2"/>
      <text:p text:style-name="P7">In general, this edition closely follows the <text:span text:style-name="T83">manuscript. </text:span>Any<text:span text:style-name="T90"> </text:span>changes <text:span text:style-name="T76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61">Abbreviations: <text:span text:style-name="T106">A, alto; B, basso; </text:span>Ms, manuscript;<text:span text:style-name="T84"> </text:span>org, organ; <text:span text:style-name="T107">r, rest; S, soprano; T, tenore</text:span>.</text:p></text:note-body></text:note></text:span><text:span text:style-name="T32"><text:tab/></text:span><text:span text:style-name="T34">2nd half of bar in Ms: d4.–r4–r8</text:span><text:span text:style-name="T47"><text:line-break/>1.17<text:tab/>5<text:tab/>vla<text:tab/>2nd quarter in Ms: fis′8–fis′8</text:span><text:span text:style-name="T65"><text:line-break/>2.2<text:tab/>23<text:tab/>vl<text:tab/>9th sixteenth in Ms: g′16</text:span></text:p>
      <text:p text:style-name="P6"/>
      <text:p text:style-name="P8"/>
      <text:p text:style-name="P8"/>
      <text:p text:style-name="P8">Bass figures only appear in the following movements: 1.3 (bars 15 to 18)<text:span text:style-name="T99">, 1.5 (bars 32, 39 to 44), 1.7 (bars 8 to 10, 55 to 57), 1.21 (bars 1, 2, 5 to 7, 11, 30), 1.24 (bars 6 to 9, 39, 40)</text:span></text:p>
      <text:p text:style-name="P27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93"> stoelzel-jesus-guter-hirte</text:span>). Your help will be greatly appreciated.</text:p>
      <text:p text:style-name="P9"/>
      <text:p text:style-name="P9"/>
      <text:p text:style-name="P9"><text:span text:style-name="T6">Salzburg, </text:span><text:span text:style-name="T7">January</text:span><text:span text:style-name="T6"> 20</text:span><text:span text:style-name="T7">20</text:span><text:line-break/>Wolfgang <text:span text:style-name="T81">Esser-</text:span>Skala</text:p>
      <text:p text:style-name="P21"/>
      <text:p text:style-name="P21"/>
      <text:p text:style-name="P22">Das verlohrne Schäflein (Canto 1)<text:span text:style-name="T112"><text:line-break/>Das bewegte Schäflein (Canto 1)<text:line-break/>Das reuige Schäflein (Canto 1)<text:line-break/>Das bußfertige Schäflein (Canto 1)<text:line-break/>Das demüthige Schäflein (Canto 2)<text:line-break/>Das Evangelium (Alto 1)<text:line-break/>Das Evangelium (Alto 2)</text:span></text:p>
      <text:p text:style-name="P23">Der Evangeliſte (Tenore)<text:span text:style-name="T103"><text:line-break/>JESUS, der gute Hirte (Tenore)</text:span></text:p>
      <text:p text:style-name="P22">Das Geſetze (Basſo)</text:p>
      <text:p text:style-name="P29"><text:line-break/>C O N T E N T S</text:p>
      <text:p text:style-name="P26"/>
      <text:p text:style-name="P19"/>
      <text:p text:style-name="P19"/>
      <text:p text:style-name="P19"/>
      <text:p text:style-name="P20">JESUS,<text:line-break/>als der<text:line-break/>für das verlohrene Schäflein<text:line-break/>leidend<text:span text:style-name="T91">-</text:span> und ſter<text:span text:style-name="T91">-</text:span><text:line-break/>bende<text:line-break/>Gute Hirte,<text:line-break/>am<text:line-break/>Heil. Char<text:span text:style-name="T91">-</text:span>Freytage,<text:line-break/>1727<text:line-break/>In Hoch<text:span text:style-name="T91">-</text:span>Fürſtl. Schloß<text:span text:style-name="T91">-</text:span>Kirche<text:line-break/>zum Friedenſtein,<text:line-break/>Musicaliſch aufgeführet,<text:line-break/>und in<text:line-break/>gebundene und harmoniſche Zei<text:span text:style-name="T91">-</text:span><text:line-break/>len abgefaßet<text:line-break/>von<text:line-break/>Gottfried Heinrich Stöltzeln<text:line-break/>F. S. Capellmeiſter.</text:p>
      <text:p text:style-name="P20">______________________________________________<text:line-break/><text:line-break/>Gotha,<text:line-break/>Druckts Johann Andreas Reyher,<text:line-break/>Hof<text:span text:style-name="T91">-</text:span>Buchdrucker.</text:p>
      <text:p text:style-name="P16"/>
      <text:p text:style-name="P16"/>
      <text:p text:style-name="P16"/>
      <text:p text:style-name="P16"/>
      <text:p text:style-name="P16"/>
      <text:p text:style-name="P16"><text:span text:style-name="T1">Chriſtlicher Leſer!</text:span><text:span text:style-name="T91"><text:tab/></text:span><text:line-break/><text:line-break/>Du ſollſt in dieſen Blättern deinen Heyland in ſeinem blutigen Leiden und Sterben ſehen. Dir iſt aber nicht unbekandt, wie e<text:span text:style-name="T91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91">Weder</text:span> mein Vorſatz, noch der Raum <text:span text:style-name="T91">l</text:span>eiden es, die Zärtlichkeiten, womit ein treuer Hirte ſeiner geliebten Heerde<text:span text:style-name="T91"> begegnet, hier weitläufig zu beſchreiben, ſondern ich ſetze nur die Worte Jeſu, Joh. X: </text:span><text:span text:style-name="T2">Ein guter Hirte läſſet ſein Leben für die Schafe</text:span><text:span text:style-name="T91">, zu weiterer Betrachtung auch, weil doch von der Liebe eines </text:span><text:span text:style-name="T2">guten Hirten</text:span><text:span text:style-name="T91"> gegen ſeine Heerde gewiß keine größre Probe verlanget, mithin auch nichts Höhers geſagt werden kan.<text:tab/><text:line-break/>Und ſiehe! hier lieget </text:span><text:span text:style-name="T2">dein guter Hirte</text:span><text:span text:style-name="T91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91">. O! ſo erſchrick demnach vor dem Donner des </text:span><text:span text:style-name="T2">Geſetzes</text:span><text:span text:style-name="T91">, wenn du bey ſeinem Tode Berge und Felſen, als erſtaunliche Trauer-Glocken klingen höreſt. Verbinde aber auch dein Hertze mit den Troſt-Sp??ereyen des ſüßen </text:span><text:span text:style-name="T2">Evangelii</text:span><text:span text:style-name="T91">, wenn du bedenkeſt, daß alle deine Sünden in dem Grabe deines </text:span><text:span text:style-name="T2">guten Hirten</text:span><text:span text:style-name="T91"> verſchloßen seyn. So wirſt du ſeinen Sterbens-Tag, als ein getreues </text:span><text:span text:style-name="T2">Schäflein</text:span><text:span text:style-name="T91"> ihm wohlgefällig, und dir höchſt-erſprießlich begehren, und dermahleinſt mit ihm dich ewig erfreuen.</text:span></text:p>
      <text:p text:style-name="P17"><text:soft-page-break/><text:span text:style-name="T87">p a r s <text:s text:c="2"/></text:span><text:span text:style-name="T88">i</text:span></text:p>
      <text:p text:style-name="P14"/>
      <text:p text:style-name="P30">1<text:span text:style-name="T86">.1</text:span><text:tab/>Choral: <text:tab/><text:span text:style-name="T94">Jeſu! frommer Menschenheerden<text:tab/>3</text:span><text:line-break/><text:line-break/><text:span text:style-name="T85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30"/>
      <text:p text:style-name="P30"/>
      <text:p text:style-name="P36"><text:span text:style-name="T95">1.2<text:tab/>Recitativo:<text:tab/>Betrübter Fall! ach unglückſeelger Bißen!<text:tab/>1</text:span><text:span text:style-name="T11"><text:line-break/><text:line-break/></text:span><text:span text:style-name="T95">Das</text:span><text:span text:style-name="T11"><text:tab/>Betrübter Fall! ach unglückſeelger Bißen!<text:line-break/></text:span><text:span text:style-name="T95">verlohrne</text:span><text:span text:style-name="T11"><text:tab/>Wie viel haſt du mir doch entrißen?<text:line-break/></text:span><text:span text:style-name="T95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31"/>
      <text:p text:style-name="P31"/>
      <text:p text:style-name="P32"><text:span text:style-name="T96">1.3<text:tab/>Aria:<text:tab/>Ach, wo bin ich hingerathen<text:tab/>1</text:span><text:span text:style-name="T13"><text:line-break/><text:line-break/></text:span><text:span text:style-name="T96">Das</text:span><text:span text:style-name="T13"><text:tab/>Ach, wo bin ich hingerathen!<text:line-break/></text:span><text:span text:style-name="T95">verlohrne</text:span><text:span text:style-name="T13"><text:tab/>Ach, wie hab ich mich verirrt!<text:line-break/></text:span><text:span text:style-name="T95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32"/>
      <text:p text:style-name="P32"/>
      <text:p text:style-name="P33"><text:span text:style-name="T97">1.4<text:tab/>Recitativo:<text:tab/>Auf Sünde folget Fluch und Strafe<text:tab/>1</text:span><text:span text:style-name="T15"><text:line-break/><text:line-break/></text:span><text:span text:style-name="T97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3"/>
      <text:p text:style-name="P33"/>
      <text:p text:style-name="P34"><text:span text:style-name="T98">1.5<text:tab/>Aria:<text:tab/>Wer ein Paradieß verſchertzet<text:tab/>1</text:span><text:span text:style-name="T17"><text:line-break/><text:line-break/></text:span><text:span text:style-name="T98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4"/>
      <text:p text:style-name="P34"/>
      <text:p text:style-name="P39"><text:span text:style-name="T100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39"/>
      <text:p text:style-name="P39"/>
      <text:p text:style-name="P40"><text:span text:style-name="T98">1.7<text:tab/>Aria:<text:tab/>Sein Hertze brennt in ſüßen Liebesflammen<text:tab/>1<text:line-break/><text:line-break/>Das</text:span><text:span text:style-name="T17"><text:tab/>Sein Hertze brennt in ſüßen Liebesflammen</text:span><text:span text:style-name="T98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40"/>
      <text:p text:style-name="P40"/>
      <text:p text:style-name="P40"><text:span text:style-name="T97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97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44"><text:line-break/><text:line-break/><text:line-break/></text:p>
      <text:p text:style-name="P40"/>
      <text:p text:style-name="P35"><text:soft-page-break/><text:span text:style-name="T101">1.9<text:tab/>Choral: <text:tab/>Hungrig, durſtig und ſehr matt<text:tab/>3</text:span><text:span text:style-name="T20"><text:line-break/><text:line-break/></text:span><text:span text:style-name="T85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5"/>
      <text:p text:style-name="P35"/>
      <text:p text:style-name="P45"><text:span text:style-name="T102">1</text:span>.<text:span text:style-name="T104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45"/>
      <text:p text:style-name="P45"/>
      <text:p text:style-name="P41"><text:span text:style-name="T97">1.11<text:tab/>Recitativo:<text:tab/>Die Liebe deines Hirten<text:tab/>1</text:span><text:span text:style-name="T27"><text:line-break/><text:line-break/></text:span><text:span text:style-name="T104">Der</text:span><text:span text:style-name="T27"><text:tab/></text:span><text:span text:style-name="T28">Die Liebe deines Hirten<text:line-break/></text:span><text:span text:style-name="T104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41"/>
      <text:p text:style-name="P41"/>
      <text:p text:style-name="P47"><text:span text:style-name="T102">1.12<text:tab/>Aria:<text:tab/>Dein Exempel ſoll mir ſtets vor Augen seyn<text:tab/>1</text:span><text:span text:style-name="T29"><text:line-break/><text:line-break/></text:span><text:span text:style-name="T105">Das<text:tab/></text:span><text:span text:style-name="T29">Dein Exempe</text:span><text:span text:style-name="T35">l</text:span><text:span text:style-name="T105"><text:line-break/>demüthige</text:span><text:span text:style-name="T29"><text:tab/>ſoll mir ſtets</text:span><text:span text:style-name="T36"> vor Augen seyn.</text:span><text:span text:style-name="T29"><text:line-break/></text:span><text:span text:style-name="T105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  <text:p text:style-name="P46"/>
      <text:p text:style-name="P46"/>
      <text:p text:style-name="P43"><text:span text:style-name="T97">1.13<text:tab/>Recitativo:<text:tab/>Ein böſes Schaf von Jesu guter Heerde<text:tab/>1</text:span><text:span text:style-name="T38"><text:line-break/><text:line-break/></text:span><text:span text:style-name="T108">Der</text:span><text:span text:style-name="T38"><text:tab/>Ein böſes Schaf von Jesu </text:span><text:span text:style-name="T40">g</text:span><text:span text:style-name="T38">uter Heerde,<text:line-break/></text:span><text:span text:style-name="T108">Evangeliſte</text:span><text:span text:style-name="T38"><text:tab/>bethört durch ſchändlichen Gewinn,<text:line-break/><text:tab/>gibt ihn, daß er getödtet werde,<text:line-break/><text:tab/>den Wölf</text:span><text:span text:style-name="T40">f</text:span><text:span text:style-name="T38">en in den Rachen hin.<text:line-break/></text:span><text:soft-page-break/><text:span text:style-name="T38"><text:tab/>Der Hirte weiß, daß die Verrät</text:span><text:span text:style-name="T40">h</text:span><text:span text:style-name="T38">erey<text:line-break/><text:tab/>ein Anfang ſeines Leidens ſey,<text:line-break/><text:tab/>und geht mit Danken und mit Beten</text:span><text:span text:style-name="T39">,<text:line-break/><text:tab/>am Oelberg ſolches anzutreten.</text:span></text:p>
      <text:p text:style-name="P42"/>
      <text:p text:style-name="P42"/>
      <text:p text:style-name="P48"><text:span text:style-name="T109">1</text:span>.14<text:tab/>Choral:<text:tab/>Kein Hirt kan ſo fleißig gehen<text:tab/>1<text:span text:style-name="T6"><text:line-break/><text:line-break/></text:span>Chor<text:span text:style-name="T6"><text:tab/>Kein Hirt kan ſo fleißig gehen<text:line-break/><text:tab/>nach dem</text:span><text:span text:style-name="T41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48"/>
      <text:p text:style-name="P50"><text:span text:style-name="T97">1.15<text:tab/>Aria:<text:tab/>Verlohrnes Schaaf, dein guter Hirte<text:tab/>1<text:line-break/><text:line-break/>Das Geſetze</text:span><text:span text:style-name="T42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49"/>
      <text:p text:style-name="P49"/>
      <text:p text:style-name="P49"><text:span text:style-name="T110">1.16<text:tab/>Recitativo:<text:tab/>Gott muß durch Blut und Todt verſöhnet ſeyn<text:tab/>1</text:span><text:span text:style-name="T43"><text:line-break/><text:line-break/></text:span><text:span text:style-name="T110">Das Geſetze</text:span><text:span text:style-name="T43"><text:tab/></text:span><text:span text:style-name="T42">Gott muß durch Blut und Tod</text:span><text:span text:style-name="T44">t</text:span><text:span text:style-name="T42"> verſöhnet ſeyn,<text:line-break/><text:tab/>es koſte auch dem Sohne ſelbst das Leben.</text:span><text:span text:style-name="T44"><text:line-break/><text:line-break/></text:span><text:span text:style-name="T111">Das</text:span><text:span text:style-name="T44"><text:tab/>Und dieſer hat ſich in die Pein<text:line-break/></text:span><text:span text:style-name="T111">Evangelium</text:span><text:span text:style-name="T44"><text:tab/>aus Liebe für dich hingegeben.<text:line-break/><text:line-break/></text:span><text:span text:style-name="T111">Das Geſetze</text:span><text:span text:style-name="T44"><text:tab/>Du ſollteſt unter ſtetem Weh<text:line-break/><text:tab/>ein ewiges Gethſemane<text:line-break/><text:tab/>von wegen deiner Sünden<text:line-break/><text:tab/></text:span><text:span text:style-name="T45">in </text:span><text:span text:style-name="T44">jenem Schwefel Pfuhl empfinden.<text:line-break/><text:line-break/></text:span><text:span text:style-name="T111">Das</text:span><text:span text:style-name="T44"><text:tab/>Dein Hirte aber reißt dich aus dem Folter Hauß<text:line-break/></text:span><text:span text:style-name="T111">Evangelium</text:span><text:span text:style-name="T44"><text:tab/>durch dieſen ſauren </text:span><text:span text:style-name="T45">Gang </text:span><text:span text:style-name="T44">herau</text:span><text:span text:style-name="T45">ß</text:span><text:span text:style-name="T44">.</text:span></text:p>
      <text:p text:style-name="P49"/>
      <text:p text:style-name="P49"/>
      <text:p text:style-name="P51"><text:span text:style-name="T111">1</text:span>.17<text:tab/>Accomp:<text:tab/>O Liebe die nicht zu ermeßen<text:tab/>1<text:span text:style-name="T6"><text:line-break/><text:line-break/></text:span>Das bewegte<text:span text:style-name="T6"><text:tab/>O Liebe die nicht zu ermeßen!<text:line-break/></text:span>Schäflein<text:span text:style-name="T6"><text:tab/>Hat Gott denn Gott zu seyn vergeßen,<text:line-break/><text:tab/>daß er ſo ängſtlich thut!<text:line-break/><text:tab/>Die höchſte Allmacht zagt,<text:line-break/><text:tab/>der ewgen Kraft entgeht der Muth.<text:line-break/><text:tab/>Es zittert der, auf dem der Himmel ruht.<text:line-break/><text:tab/>Mein guter Hirte klagt<text:line-break/><text:tab/></text:span><text:span text:style-name="T46">in</text:span><text:span text:style-name="T6"> ſeiner höchſten Noth:</text:span></text:p>
      <text:p text:style-name="P51"/>
      <text:p text:style-name="P51"/>
      <text:p text:style-name="P51"/>
      <text:p text:style-name="P52"><text:soft-page-break/>1.18<text:tab/><text:span text:style-name="T113">Aria</text:span>:<text:tab/>Meine Seele iſt betrübt<text:tab/>1<text:span text:style-name="T6"><text:line-break/><text:line-break/></text:span>JESUS, der<text:span text:style-name="T6"><text:tab/>Meine Seele iſt betrübt biß an den Todt.<text:line-break/></text:span>gute Hirte<text:span text:style-name="T6"><text:tab/>Wacht und betet, liebſten Schaafe</text:span><text:span text:style-name="T48">,</text:span><text:span text:style-name="T6"><text:line-break/><text:tab/></text:span><text:span text:style-name="T48">w</text:span><text:span text:style-name="T6">eil dem ſichern Sünden Schlafe<text:line-break/><text:tab/>ſchreckliche Ver</text:span><text:span text:style-name="T48">ſuch</text:span><text:span text:style-name="T6">ung droht.</text:span></text:p>
      <text:p text:style-name="P52"/>
      <text:p text:style-name="P52"/>
      <text:p text:style-name="P53">1.19<text:tab/>Recitativo:<text:tab/>Die Sünden Laſt der ganzen Welt<text:tab/>1<text:span text:style-name="T6"><text:line-break/><text:line-break/></text:span>Der<text:span text:style-name="T6"><text:tab/>Die Sünden Laſt der ganzen Welt<text:line-break/></text:span>Evangeliſte<text:span text:style-name="T6"><text:tab/></text:span><text:span text:style-name="T49">drückt ſeine matten Glieder<text:line-break/><text:tab/>zur Erden nieder.<text:line-break/><text:tab/>Er kniet, er fält<text:line-break/><text:tab/>auf das bethränte Angeſicht<text:line-break/><text:tab/>und ſpricht:<text:line-break/><text:line-break/></text:span><text:span text:style-name="T114">JESUS, der</text:span><text:span text:style-name="T49"><text:tab/>Mein Vater! kan es möglich ſeyn,<text:line-break/></text:span><text:span text:style-name="T114">gute Hirte</text:span><text:span text:style-name="T49"><text:tab/>ſo überhebe mich der ſchweren Pein.<text:line-break/><text:tab/>Doch will ich deinen Willen<text:line-break/><text:tab/>und nicht den meinigen erfüllen.</text:span><text:span text:style-name="T50"><text:line-break/><text:line-break/></text:span><text:span text:style-name="T115">Der</text:span><text:span text:style-name="T50"><text:tab/>Der einzge Troſt auf dieſer Welt,<text:line-break/></text:span><text:span text:style-name="T115">Evangeliſte</text:span><text:span text:style-name="T50"><text:tab/>den der getreue Hirte<text:line-break/><text:tab/>von ſeiner Heerde kunte haben,<text:line-break/><text:tab/>liegt in dem tiefſten Schlaf begraben.<text:line-break/><text:tab/>Drum öffnet ſich das Himmels Zelt.<text:line-break/><text:tab/>Ein Engel muß ihm Stärkung bringen,<text:line-break/><text:tab/>damit Er mit dem Tode ringen<text:line-break/><text:tab/>und blutgen Schweiß vergießen kan.<text:line-break/><text:tab/>[or: und blutge Tropfen ſchwitzen kan.]<text:line-break/><text:tab/>So hefftig greifet Gott den Sünden Büßer an!</text:span></text:p>
      <text:p text:style-name="P53"/>
      <text:p text:style-name="P53"/>
      <text:p text:style-name="P54"><text:span text:style-name="T115">1</text:span>.20<text:tab/>Accomp:<text:tab/>Ach Sünder! Nun gehen mir die Augen auf<text:tab/>1<text:span text:style-name="T6"><text:line-break/><text:line-break/></text:span>Das reuige<text:span text:style-name="T6"><text:tab/>Ach Sünder!<text:line-break/></text:span>Schäflein<text:span text:style-name="T6"><text:tab/>Nun gehen mir die Augen auf.</text:span><text:span text:style-name="T51"><text:line-break/><text:tab/>Jetz spü</text:span><text:span text:style-name="T53">h</text:span><text:span text:style-name="T51">r ich deine Heßlichkeit,<text:line-break/><text:tab/>da ich ſo vieles Hertzeleid<text:line-break/><text:tab/>an meinem Hirten finde.</text:span><text:span text:style-name="T52"><text:line-break/><text:tab/>Mein gan</text:span><text:span text:style-name="T53">t</text:span><text:span text:style-name="T52">z verirrter </text:span><text:span text:style-name="T53">Lauf</text:span><text:span text:style-name="T52"><text:line-break/><text:tab/>ging ungeſcheut zur Höllen zu.<text:line-break/><text:tab/>Ich ſchlief in fauler Sünden Ruh<text:line-break/><text:tab/>und ließe mir auf Sodoms Auen<text:line-break/><text:tab/>vor deiner Strafe grauen.<text:line-break/><text:tab/>Doch hier ſeh ich erſtaunend an,<text:line-break/><text:tab/>wie ſchrecklich Gott die Sünden ſtrafen kan.</text:span></text:p>
      <text:p text:style-name="P54"/>
      <text:p text:style-name="P54"/>
      <text:p text:style-name="P55"><text:span text:style-name="T116">1</text:span>.21<text:tab/>Aria:<text:tab/>Ach hätt ich euch verfluchte Sünden<text:tab/>1<text:span text:style-name="T6"><text:line-break/><text:line-break/></text:span>Das reuige<text:span text:style-name="T6"><text:tab/>Ach hätt ich euch verfluchte Sünden<text:line-break/></text:span>Schäflein<text:span text:style-name="T54"><text:tab/>doch eh verflucht!<text:line-break/><text:tab/>So aber liebt ich meinen Strick<text:line-break/></text:span><text:soft-page-break/><text:span text:style-name="T54"><text:tab/>und hielt mein Ungelück für Glück.<text:line-break/><text:tab/>Ich ließe mich von dem nicht finden,<text:line-break/><text:tab/>der mich geſucht.</text:span></text:p>
      <text:p text:style-name="P55"/>
      <text:p text:style-name="P55"/>
      <text:p text:style-name="P56"><text:span text:style-name="T117">1</text:span>.22<text:tab/>Choral:<text:tab/>So viel Jahr hab ich gelaufen<text:tab/>1<text:span text:style-name="T6"><text:line-break/><text:line-break/></text:span>Chor<text:span text:style-name="T6"><text:tab/>So viel Jahr hab ich gelaufen<text:line-break/><text:tab/>den verbothen Irreweg,<text:line-break/><text:tab/>und mit dem verfluchten Haufen<text:line-break/><text:tab/>ausgeſetzt den guten Steg,<text:line-break/><text:tab/>der zur Himmels Pforte führt.<text:line-break/><text:tab/>Nie, ach nie hab ich geſpürt<text:line-break/><text:tab/>wahre Reue meiner Sünden.<text:line-break/><text:tab/>Wo ſoll ich nun Rettung finden?</text:span></text:p>
      <text:p text:style-name="P56"/>
      <text:p text:style-name="P56"/>
      <text:p text:style-name="P57">1.23<text:tab/>Recitativo:<text:tab/>Laß bange Furcht dich nicht zurücke jagen<text:tab/>1<text:span text:style-name="T6"><text:line-break/><text:line-break/></text:span>Das<text:span text:style-name="T6"><text:tab/>Laß bange Furcht dich nicht zurücke jagen</text:span><text:span text:style-name="T56">,</text:span><text:span text:style-name="T6"><text:line-break/></text:span>Evangelium<text:span text:style-name="T6"><text:tab/></text:span><text:span text:style-name="T55">dein guter und getreuer Hirte<text:line-break/><text:tab/>hat alles diß getragen,<text:line-break/><text:tab/>daß dir geholffen würde.<text:line-break/><text:tab/>Sey guthes Muths!<text:line-break/><text:tab/>Ein einzger Tropffen Bluts,<text:line-break/><text:tab/>der ihm vom Angeſichte fällt,<text:line-break/><text:tab/>wiegt mehr als wie die Sünde aller Welt.</text:span></text:p>
      <text:p text:style-name="P57"/>
      <text:p text:style-name="P57"/>
      <text:p text:style-name="P58"><text:span text:style-name="T118">1</text:span>.24<text:tab/>Aria:<text:tab/>Dieſe ſchönen Blut-Rubinen<text:tab/>1<text:span text:style-name="T6"><text:line-break/><text:line-break/></text:span>Das<text:span text:style-name="T6"><text:tab/>Dieſe ſchönen Blut-Rubinen<text:line-break/></text:span>Evangelium<text:span text:style-name="T6"><text:tab/></text:span><text:span text:style-name="T57">werden dir zur Krone dienen<text:line-break/><text:tab/>in der frohen Ewigkeit.<text:line-break/><text:tab/>Ja, du wirſt mit tauſend Freuden<text:line-break/><text:tab/>unter dieſen Roſen weiden,<text:line-break/><text:tab/>frey von Sünde, frey von Leid.</text:span></text:p>
      <text:p text:style-name="P58"/>
      <text:p text:style-name="P58"/>
      <text:p text:style-name="P59"><text:span text:style-name="T119">1</text:span>.25<text:tab/>Choral:<text:tab/>Wären tauſend Welt zu finden<text:tab/>1<text:span text:style-name="T6"><text:line-break/><text:line-break/></text:span>Chor<text:span text:style-name="T6"><text:tab/>Wären tauſend Welt zu finden<text:line-break/><text:tab/>von dem Höchſten zugericht,<text:line-break/><text:tab/>und du hätteſt alle Sünden,<text:line-break/><text:tab/>ſo dari</text:span><text:span text:style-name="T58">nnen</text:span><text:span text:style-name="T6"> ſind, verricht,<text:line-break/><text:tab/>wär es doch noch lange nicht<text:line-break/><text:tab/>ſo viel, daß das helle Licht<text:line-break/><text:tab/>Seiner Gnade hier auf Erden<text:line-break/><text:tab/>dadurch könnt erlöſchet werden</text:span><text:span text:style-name="T58">.<text:line-break/><text:line-break/><text:tab/>Mein Gott, öffne mir die Pforten<text:line-break/><text:tab/>ſolcher Wohlgewogenheit.<text:line-break/><text:tab/>Laß mich allzeit aller Orten<text:line-break/><text:tab/>ſchmecken deine Süßigkeit.<text:line-break/><text:tab/>Liebe mich und treib mich an,<text:line-break/></text:span><text:soft-page-break/><text:span text:style-name="T58"><text:tab/>daß ich dich, ſo gut ich kan,<text:line-break/><text:tab/>wiederum umfang und liebe<text:line-break/><text:tab/>und ja nun nicht mehr betrübe.</text:span></text:p>
      <text:p text:style-name="P59"/>
      <text:p text:style-name="P59"/>
      <text:p text:style-name="P18"><text:span text:style-name="T87">p a r s <text:s text:c="2"/></text:span><text:span text:style-name="T88">i</text:span><text:span text:style-name="T89">I</text:span></text:p>
      <text:p text:style-name="P15"/>
      <text:p text:style-name="P37"><text:span text:style-name="T120">2.1<text:tab/>Recitativo: <text:tab/>Nun ſtellt ſich der Verräther ein<text:tab/>1</text:span><text:span text:style-name="T59"><text:line-break/><text:line-break/></text:span><text:span text:style-name="T120">Der</text:span><text:span text:style-name="T59"><text:tab/>Nun ſtellt ſich der Verräther ein</text:span><text:span text:style-name="T60">,</text:span><text:span text:style-name="T59"><text:line-break/></text:span><text:span text:style-name="T120">Evangeliſte</text:span><text:span text:style-name="T59"><text:tab/></text:span><text:span text:style-name="T60">ein J</text:span><text:span text:style-name="T61">oabs K</text:span><text:span text:style-name="T60">uß<text:line-break/><text:tab/>ſoll ſeiner Boßheit Deckel ſeyn.<text:line-break/><text:tab/></text:span><text:span text:style-name="T62">Allein</text:span><text:span text:style-name="T60">, was dienet di</text:span><text:span text:style-name="T62">ß</text:span><text:span text:style-name="T60"> Verſtellen?<text:line-break/><text:tab/>Der gute Hirte fliehet nicht,<text:line-break/><text:tab/>ob </text:span><text:span text:style-name="T63">E</text:span><text:span text:style-name="T60">r auch für die Scha</text:span><text:span text:style-name="T63">a</text:span><text:span text:style-name="T60">fe ſterben muß.<text:line-break/><text:tab/>Denn nur ein eintzig Wort</text:span><text:span text:style-name="T63">,</text:span><text:span text:style-name="T60"><text:line-break/><text:tab/>da</text:span><text:span text:style-name="T63">s</text:span><text:span text:style-name="T60"> dieſer Gott Menſch ſpricht,<text:line-break/><text:tab/>könnt alle Feinde fällen.<text:line-break/><text:tab/>Steck, Petre, nur dein Schwerdt<text:line-break/><text:tab/>in ſeine Scheiden,<text:line-break/><text:tab/>der </text:span><text:span text:style-name="T63">Herr</text:span><text:span text:style-name="T60">, der </text:span><text:span text:style-name="T63">[</text:span><text:span text:style-name="T60">jetzo</text:span><text:span text:style-name="T63">]</text:span><text:span text:style-name="T60"> nicht der Engel Schutz begehrt,<text:line-break/><text:tab/>geht gerne an ſein Leiden.<text:line-break/><text:tab/>Hör, wie </text:span><text:span text:style-name="T63">E</text:span><text:span text:style-name="T60">r muthig ſpricht:</text:span></text:p>
      <text:p text:style-name="P37"/>
      <text:p text:style-name="P37"/>
      <text:p text:style-name="P60"><text:span text:style-name="T121">2</text:span>.2<text:tab/>Aria:<text:tab/>Ihr kommt mit Schwerdtern und mit Stangen<text:tab/>1<text:span text:style-name="T6"><text:line-break/><text:line-break/></text:span>JESUS, der<text:span text:style-name="T6"><text:tab/>Ihr kommt mit Schwerdtern und mit Stangen</text:span><text:span text:style-name="T64">,</text:span><text:span text:style-name="T6"><text:line-break/></text:span>gute Hirte<text:span text:style-name="T6"><text:tab/></text:span><text:span text:style-name="T64">als einen Mörder mich zu fangen,<text:line-break/><text:tab/>da ich doch täglich bey euch war.<text:line-break/><text:tab/>Doch meines liebſten Vaters willen,<text:line-break/><text:tab/>und alle Schrifften zu erfüllen,<text:line-break/><text:tab/>reich ich die Hand den Banden dar.</text:span></text:p>
      <text:p text:style-name="P60"/>
      <text:p text:style-name="P60"/>
      <text:p text:style-name="P38"><text:span text:style-name="T120">2.3<text:tab/>Recitativo: <text:tab/>Der große Hirte wird geſchlagen<text:tab/>1</text:span><text:span text:style-name="T59"><text:line-break/><text:line-break/></text:span><text:span text:style-name="T120">Der</text:span><text:span text:style-name="T59"><text:tab/></text:span><text:span text:style-name="T66">Der große Hirte wird geſchlagen,</text:span><text:span text:style-name="T59"><text:line-break/></text:span><text:span text:style-name="T120">Evangeliſte</text:span><text:span text:style-name="T59"><text:tab/></text:span><text:span text:style-name="T66">darum zerſtreut die Heerde ſich.<text:line-break/><text:tab/>Selbſt Petrus, der ein Felß und Stein<text:line-break/><text:tab/>an Muth, </text:span><text:span text:style-name="T67">Ver</text:span><text:span text:style-name="T66">ſtand und Treu </text:span><text:span text:style-name="T67">wolt ſeyn,<text:line-break/><text:tab/>läßt ſich aus Furcht verjagen.</text:span></text:p>
      <text:p text:style-name="P38"/>
      <text:p text:style-name="P38"/>
      <text:p text:style-name="P62">2.4<text:tab/>Accomp:<text:tab/>Ihr Sünder<text:span text:style-name="T122">,</text:span> denket nach<text:tab/>1<text:span text:style-name="T6"><text:line-break/><text:line-break/></text:span>Das Geſetze<text:span text:style-name="T6"><text:tab/>Ihr Sünder</text:span><text:span text:style-name="T68">,</text:span><text:span text:style-name="T6"> denket nach</text:span><text:span text:style-name="T68">,<text:line-break/><text:tab/>ob eure Boßheit ihres gleichen hat?<text:line-break/><text:tab/>Den, welcher noch vo</text:span><text:span text:style-name="T69">n</text:span><text:span text:style-name="T68"> blutgen Schweiße triefft,<text:line-break/><text:tab/>den Gott</text:span><text:span text:style-name="T70">e</text:span><text:span text:style-name="T68">s Zorn<text:line-break/><text:tab/>an eurer </text:span><text:span text:style-name="T69">s</text:span><text:span text:style-name="T68">tatt<text:line-break/><text:tab/>ſo hefftig hat geprüft;<text:line-break/><text:tab/>den, der am Oelberg mehr gefühlt</text:span><text:span text:style-name="T71">,</text:span><text:span text:style-name="T68"><text:line-break/><text:tab/>als </text:span><text:span text:style-name="T71">wenn</text:span><text:span text:style-name="T68"> ein ſpitzger Dorn,<text:line-break/></text:span><text:soft-page-break/><text:span text:style-name="T68"><text:tab/>ein ſchar</text:span><text:span text:style-name="T69">f</text:span><text:span text:style-name="T68">fer Geißel</text:span><text:span text:style-name="T69">d</text:span><text:span text:style-name="T68">rat<text:line-break/><text:tab/>den gan</text:span><text:span text:style-name="T69">t</text:span><text:span text:style-name="T68">zen Leib zerwühlt;<text:line-break/><text:tab/>den wollt ihr nun,<text:line-break/><text:tab/>da Strick und Bande ihn umfaßen,<text:line-break/><text:tab/>alleine laßen?</text:span></text:p>
      <text:p text:style-name="P62"/>
      <text:p text:style-name="P62"/>
      <text:p text:style-name="P63"><text:span text:style-name="T122">2</text:span>.5<text:tab/>Aria:<text:tab/>Billig wär es, daß euch Gott wiederum verließe<text:tab/>1<text:span text:style-name="T6"><text:line-break/><text:line-break/></text:span>Das Geſetze<text:span text:style-name="T6"><text:tab/>Billig wär es, daß euch Gott<text:line-break/><text:tab/>wiederum verließe,<text:line-break/><text:tab/>daß er euch mit Hohn und Spott<text:line-break/><text:tab/>gar von ſich </text:span><text:span text:style-name="T72">ver</text:span><text:span text:style-name="T6">ſtieße.</text:span></text:p>
      <text:p text:style-name="P63"/>
      <text:p text:style-name="P63"/>
      <text:p text:style-name="P64">2.6<text:tab/>Choral:<text:tab/>Suche mich, dein Schäflein, wieder<text:tab/>1<text:span text:style-name="T6"><text:line-break/><text:line-break/></text:span>Chor<text:span text:style-name="T6"><text:tab/>Suche mich, dein Schäflein, wieder,<text:line-break/><text:tab/>du mein Gott und treuer Hirt,<text:line-break/><text:tab/>welches irrig auf und nieder<text:line-break/><text:tab/>Wölffen ſonſt zu Theile wird.<text:line-break/><text:tab/>Schließ in Jeſu Wunden ein<text:line-break/><text:tab/>das verſcheuchte Täubelein,<text:line-break/><text:tab/>daß es Satan nicht erwiſche<text:line-break/><text:tab/>in dem wüſten Welt Gebüſche.</text:span></text:p>
      <text:p text:style-name="P64"/>
      <text:p text:style-name="P64"/>
      <text:p text:style-name="P64">2.7<text:tab/>Recitativo:<text:tab/>Das Opffer aller Welt<text:tab/>1<text:span text:style-name="T6"><text:line-break/><text:line-break/></text:span>Der<text:span text:style-name="T6"><text:tab/>Das Opffer aller Welt<text:line-break/></text:span>Evangeliſte<text:span text:style-name="T6"><text:tab/></text:span><text:span text:style-name="T73">soll erſt der Hoheprieſter ſehn,<text:line-break/><text:tab/>drum wird er dieſem vorgeſtellt.<text:line-break/><text:tab/>Auch Petrus folget, doch von weiten.<text:line-break/><text:tab/>Von dieſem muß der gute Hirte leiden,<text:line-break/><text:tab/>daß er auch dre</text:span><text:span text:style-name="T75">y</text:span><text:span text:style-name="T73">mahl l</text:span><text:span text:style-name="T75">ä</text:span><text:span text:style-name="T73">ugnend ſpricht:<text:line-break/><text:tab/>Ich kenne dieſes Menſchen nicht.<text:line-break/><text:tab/>Doch Jeſus blickt ihn an,<text:line-break/><text:tab/></text:span><text:span text:style-name="T74">und das Geſchrey von einem Hahn<text:line-break/><text:tab/>will dergeſtalt in ſeinen Ohren ſchallen,<text:line-break/><text:tab/>daß Buß und Thränen Zeugen seyn,<text:line-break/><text:tab/>wie her</text:span><text:span text:style-name="T75">t</text:span><text:span text:style-name="T74">zlich er es muß bereun,<text:line-break/><text:tab/>daß er ſo ſchwer gefallen.</text:span></text:p>
      <text:p text:style-name="P64"/>
      <text:p text:style-name="P64"/>
      <text:p text:style-name="P65"><text:span text:style-name="T123">2</text:span>.8<text:tab/>Aria:<text:tab/>Mein Hirt! auf deßen Treu ich bau<text:tab/>1<text:span text:style-name="T6"><text:line-break/><text:line-break/></text:span>Das bußfertige<text:span text:style-name="T6"><text:tab/> Mein Hirt! auf deßen Treu ich bau<text:line-break/></text:span>Schäfle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10T18:49:39.967630403</dc:date>
    <dc:creator>Wolfgang Skala</dc:creator>
    <meta:editing-duration>P8DT19H9M3S</meta:editing-duration>
    <meta:editing-cycles>813</meta:editing-cycles>
    <meta:generator>LibreOffice/4.2.8.2$Linux_X86_64 LibreOffice_project/420m0$Build-2</meta:generator>
    <meta:document-statistic meta:table-count="0" meta:image-count="1" meta:object-count="0" meta:page-count="11" meta:paragraph-count="55" meta:word-count="2532" meta:character-count="15622" meta:non-whitespace-character-count="12840"/>
  </office:meta>
</office:document-meta>
</file>